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A000000EE667D2E2B75BF8465.png" manifest:media-type="image/png"/>
  <manifest:file-entry manifest:full-path="Pictures/10000000000000EE000000F209054CE4F3A21EB5.png" manifest:media-type="image/png"/>
  <manifest:file-entry manifest:full-path="Pictures/10000000000000F3000000F6FBEBE6A1FE735E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.395cm, 0cm, 0.101cm, 0.713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.502cm, 0.395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.599cm, 0.43cm, 0.009cm, 0.099cm)" draw:image-opacity="100%" style:mirror="none"/>
    </style:style>
    <style:style style:name="gr4" style:family="graphic" style:parent-style-name="text">
      <style:graphic-properties fo:min-height="0.55cm"/>
    </style:style>
    <style:style style:name="P1" style:family="paragraph">
      <style:paragraph-properties fo:text-align="center"/>
    </style:style>
    <style:style style:name="P2" style:family="paragraph">
      <style:text-properties style:font-name="Calibri" fo:font-size="12pt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5.9cm" svg:height="5.799cm" svg:x="4.6cm" svg:y="12cm">
          <draw:image xlink:href="Pictures/10000000000000FA000000EE667D2E2B75BF8465.png" xlink:type="simple" xlink:show="embed" xlink:actuate="onLoad" loext:mime-type="image/png">
            <text:p/>
          </draw:image>
        </draw:frame>
        <draw:frame draw:style-name="gr2" draw:text-style-name="P1" draw:layer="layout" svg:width="5.9cm" svg:height="5.899cm" svg:x="4.6cm" svg:y="17.8cm">
          <draw:image xlink:href="Pictures/10000000000000EE000000F209054CE4F3A21EB5.png" xlink:type="simple" xlink:show="embed" xlink:actuate="onLoad" loext:mime-type="image/png">
            <text:p/>
          </draw:image>
        </draw:frame>
        <draw:frame draw:style-name="gr3" draw:text-style-name="P1" draw:layer="layout" svg:width="5.899cm" svg:height="5.899cm" svg:x="10.501cm" svg:y="11.901cm">
          <draw:image xlink:href="Pictures/10000000000000F3000000F6FBEBE6A1FE735E28.png" xlink:type="simple" xlink:show="embed" xlink:actuate="onLoad" loext:mime-type="image/png">
            <text:p/>
          </draw:image>
        </draw:frame>
        <draw:frame draw:style-name="gr4" draw:text-style-name="P2" draw:layer="layout" svg:width="0.8cm" svg:height="0.8cm" svg:x="10.2cm" svg:y="17.638cm">
          <draw:text-box>
            <text:p text:style-name="P2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15T21:56:44.323000000</dc:date>
    <meta:editing-duration>PT49S</meta:editing-duration>
    <meta:editing-cycles>1</meta:editing-cycles>
    <meta:document-statistic meta:object-count="4"/>
    <meta:generator>LibreOffice/6.1.3.2$Windows_X86_64 LibreOffice_project/86daf60bf00efa86ad547e59e09d6bb77c699acb</meta:generator>
  </office:meta>
</office:document-meta>
</file>